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999966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cc"/>
    </style:style>
    <style:style style:name="ce7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4" table:default-cell-style-name="Default"/>
        <table:table-row table:style-name="ro1"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4"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4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4" table:style-name="ce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4"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4" table:style-name="ce5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4" table:style-name="ce6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4" table:style-name="ce7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10/12/2018</text:date>, <text:time>18:1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18:17:16.35</dc:date>
    <meta:editing-duration>PT2H49M56S</meta:editing-duration>
    <meta:editing-cycles>11</meta:editing-cycles>
    <meta:generator>OpenOffice/4.1.5$Win32 OpenOffice.org_project/415m1$Build-9789</meta:generator>
    <meta:document-statistic meta:table-count="1" meta:cell-count="1996" meta:object-count="0"/>
  </office:meta>
</office:document-meta>
</file>